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text-position="super 58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1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Bible. O.T. Pentateuch--Commentarie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5</text:p>
      <text:p text:style-name="P5">Number of Sheets<text:tab/><text:tab/><text:tab/><text:tab/>5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28" is written in pencil and circled in the top right corner of the page.]</text:p>
      <text:p text:style-name="P3"/>
      <text:p text:style-name="P2">A sequel to the lecture on/</text:p>
      <text:p text:style-name="P2">the authenticity of the Pentateuch/</text:p>
      <text:p text:style-name="P2"/>
      <text:p text:style-name="P3">[Page 1]</text:p>
      <text:p text:style-name="P3">Brethren! <text:s/>The solemn festival, which Israel commemorates/ at this season, forcibly illustrates the assertion, once made by/ the meekest of men, to the skeptics of his age. <text:s/>[Hebrew]/ [Hebrew]/ <text:s/>"Hereby ye shall know, that the/ <text:span text:style-name="T2">Lord</text:span><text:span text:style-name="T3"> hath sent me to perform all these actions; that they/ are </text:span><text:span text:style-name="T4">th</text:span><text:span text:style-name="T6"> not (the inventions) of my mind". <text:s/>I may then/ confidently refer my querist, who seeks for proof of the/ divine legation of Moses, to the principal events that/ gave origin to the institution of the Passover./</text:span></text:p>
      <text:p text:style-name="P3"><text:span text:style-name="T6">They are historical </text:span><text:span text:style-name="T4">fals</text:span><text:span text:style-name="T6"> facts, familiarly known and/ universally admitted. <text:s/>A distinct race of men, were/ held in bondage by a nation most powerful among the/ ancients. <text:s/>For entire centuries they submissively bore the/ chains that tyranny had rivetted[sic!]. <text:s/>Crushed to the earth/ by a long servitude, they neither possessed the means, nor/ the moral courage to strike for their freedom. <text:s/>At length,/ a certain individual arose and vindicated their cause./</text:span></text:p>
      <text:p text:style-name="P3"><text:span text:style-name="T6"/></text:p>
      <text:p text:style-name="P3"><text:span text:style-name="T6">[Page 2]</text:span></text:p>
      <text:p text:style-name="P3"><text:span text:style-name="T6">With no stronger weapon than a shepherd's staff, he/ </text:span><text:span text:style-name="T4">le</text:span><text:span text:style-name="T6"> coped with a dreaded kingdom, till </text:span><text:span text:style-name="T4">l</text:span><text:span text:style-name="T6"> it lay prostrate/ at his feet. <text:s/>He forced it to yeild[sic!] its victims; and/ in the sight of their relentless task-</text:span><text:soft-page-break/><text:span text:style-name="T6">masters, led forth/ the slaves to light and liberty. <text:s/>And in order/ that the memory of an occurrence so important/ and glorious, might be perpetrated, he instituted various/ rites, to be yearly observed by the enfranchised and/ their descendants. <text:s/>Now, my friends! upon/ these facts, I base my argument. <text:s/>The sojourn of/ Abraham's posterity and their captivity in the land/ of the Pharaohs, and historical realities. <text:s/>They are/ confessedly so by the admission of believing and unbelieving/ writers. <text:s/>They are attested by monuments, which/ have defied the mutations of time. <text:s/>But the question/ then arises: <text:s/>how did the bondmen break loose from/ the fetters of Mizraim? <text:s/>Did their oppressors yeild[sic!]/ at the instance of him who pleaded their cause?/</text:span></text:p>
      <text:p text:style-name="P3"><text:span text:style-name="T6"/></text:p>
      <text:p text:style-name="P3"><text:span text:style-name="T6">[Page 3]</text:span></text:p>
      <text:p text:style-name="P3"><text:span text:style-name="T6">Did the potent king, who derived priceless treasures/ from the toil of six hundred thousand Hebrews, voluntarily/ relinquish his tyrann</text:span><text:span text:style-name="T4">y</text:span><text:span text:style-name="T6">ic hold? <text:s/>Was he, at whose nod/ people trembled, terrified into compliance by the/ threats of a powerless individual?....Ah! it is/ at such queries, that human reason staggers; for, all/ its efforts to solve them naturally, prove but futile./ <text:s/>When it conceives to have seized the clue that will un-/-ravel the mystery, it discovers that its threads are inex-/-tricably entangled. <text:s/>Aye, my Brethren! <text:s/>Natural means/ in the hand of finite man, could never have wrought/ so stupendous a result, but the will of God could and/ </text:span><text:span text:style-name="T7">did</text:span><text:span text:style-name="T6"> accomplish it. <text:s/>The despotic ruler of our fore-/-fathers, was humbled to the dust, not by the rod/ of Moses, but by the Almighty Power which rested thereon./ <text:s/>Thus did the righteous messenger, oftentimes address the/ refractory King [Hebrew] "The Lord God of the/</text:span></text:p>
      <text:p text:style-name="P3"><text:span text:style-name="T6"/></text:p>
      <text:p text:style-name="P3"><text:span text:style-name="T6">[Page 4]</text:span></text:p>
      <text:p text:style-name="P3"><text:span text:style-name="T6">Hebrews, hath sent me unto thee." <text:s/>He claimed no respect/ for himself, but he demanded the obedience to the Supreme/ Monarch, who had commissioned him. <text:s/>Hence, the Hebrew does/ not deify the man Moses, but yearly observes the Passover/ as instituted; and when he sits at the family board,/ he repeats in the very language of the son of Amram/ [Hebrew]/ "Hath God essayed to go and [Hebrew]/ take him a nation from the midst of another nation,/ by trials, by signs, and by wonders, and by war, and/ by a mighty hand, and by a stretched-out arm, and/ by great terrors" as he did for our sake? <text:s/>He acknow-/-ledges that his deliverance from Egyptian thraldom is/ due to no human power, but to Him who framed nature,/ and bends it to his will. <text:s/>And he recognizes in Moses/ the agent of that will, and the faithful interpreter/ of a celestial mandate. <text:s/>Let it not then be/ surprising, my beloved hearers! if the Sacred Scriptures and/</text:span></text:p>
      <text:p text:style-name="P3"><text:span text:style-name="T6"/></text:p>
      <text:p text:style-name="P3"><text:span text:style-name="T6">[Page 5]</text:span></text:p>
      <text:p text:style-name="P3"><text:span text:style-name="T6">the writings of our Sages, allude with more frequency to the/ exodus than to any other event in the annals of Israel. <text:s/>For,/ it is assuredly, the groundwork and pillars of the Mosaic revela-/-tion. <text:s/>Once admitted--what we have proved to be indispu-/-table, namely--that to rescue our ancestors from bondage, the/ Deity vouchsafed to delegate his power to a man of his choice,/ our belief in the divinity of the code, which the latter has/ promulgated, follows as a clear and direct inference./ <text:s/>For, not simply to liberate the enslaved, but to </text:span><text:span text:style-name="T7">instruct</text:span><text:span text:style-name="T6"> the/ </text:span><text:span text:style-name="T7">free</text:span><text:span text:style-name="T6">, was the avowed mission of Moses. <text:s/>To bathe into an/ ocean of ethereal light, the minds sunk into the mire of/ Egyptian falsities. <text:s/>He was vested with a </text:span><text:span text:style-name="T4">sp</text:span><text:span text:style-name="T6"> superhuman/ spirit, that he might bind his brethren to the allegiance they/ owed their Everlasting King; that he might lead the progeny/ of Abraham to worship the God of Truth at the foot of his/ hallowed mountain [Hebrew]; Or, as the sweet psalmist/ of Israel expresses it. <text:s/>"He brought forth his people with joy; his/ chosen with gladness [Hebrew]" that they might keep/ </text:span></text:p>
      <text:p text:style-name="P3"><text:span text:style-name="T6"/></text:p>
      <text:p text:style-name="P3"><text:span text:style-name="T6">[Page 6]</text:span></text:p>
      <text:p text:style-name="P3"><text:span text:style-name="T6">His statutes and observe His laws." <text:s/>It would then, my/ friends! be folly and impiety to pursue the course of such,/ who survey all the dominions of ancient literature, with/ the view to find among historians--who wrote but fables--/ the trace of some directions prescribed in the Pentateuch./ <text:s/>But as </text:span><text:soft-page-break/><text:span text:style-name="T6">we have proved the veracity of the missionary of/ liberty, by his acts in the land of Ham, we will put implicit/ faith in this solemn declaration of his lips [Hebrew]/ "See, I have taught you statutes and judgments, as the Lord/ my </text:span><text:span text:style-name="T7">God hath commanded me</text:span><text:span text:style-name="T6">." <text:s/>Not alone our/ knowledge of the corruptive polytheism prevailing everywhere/ in his time, contrasted with his pure Theism; not alone our/ acquaintance with the cruel and licentious practices of his/ age, when compared with the humane and moral ordinances/ he enacted, must for ever exclude the irreligious thought/ that he represented to his contemporaries as a divine emanation,/ what he had borrowed from heathen sources, but his own inge-/-nious and unvarnished words, must convince us of the sincerity/ of the speaker. <text:s/>When towards the end of his career,/</text:span></text:p>
      <text:p text:style-name="P3"><text:span text:style-name="T6"/></text:p>
      <text:p text:style-name="P3"><text:span text:style-name="T6">[Page 7]</text:span></text:p>
      <text:p text:style-name="P3"><text:span text:style-name="T6">Moses exhorted Israel to plant the standard of their faith/ in the land of their future possession, he expressed himself/ as follows [Hebrew]/ "Ye shall observe and perform (these precepts) for, it is your/ wisdom and your understanding in the sight of all nations,/ who, when they shall hear of these statutes, will say: Surely/ this great nation, is a wise and understanding people."/ <text:s/>Now, my friends! <text:s/>Could he have so asserted, whose theology/ was at best, according to our theologists, an improvement on/ the existing systems of gentilism? <text:s/>Would he not have thereby/ rendered his tuition [?], and exposed himself, to say the/ least, to the charges of plagiarism and dissimulation?.../ <text:s/>But, no, for, a minister of heaven was he, upright and/ </text:span><text:span text:style-name="T4">fai</text:span><text:span text:style-name="T6"> truthful in all his ways. <text:s/>It was because he had dived/ into the recondite learning of antiquity, that he proclaimed/ that only excellent, which proceeded from the fountain/ of perfection. <text:s/>All the knowledge that had rendered Egypt/ famous, had doubtless been unfolded to him, for his education/ was supervised by the King's own daughter./</text:span></text:p>
      <text:p text:style-name="P3"><text:span text:style-name="T6"/></text:p>
      <text:p text:style-name="P3"><text:span text:style-name="T6">[Page 8]</text:span></text:p>
      <text:p text:style-name="P3"><text:span text:style-name="T6">He had moreover explored foreign regions, and communed/ with their Sages. <text:s/>He had grown familiar with the principles/ which governed Median and Ethiopia, Moab and Edom;/ yet, when he commended his teaching to the guardianship of/ Israel, he confidently exclaimed [Hebrew]/ "What great nation hath statutes and judgments so righteous/ as this law, which I place before you?" <text:s/>He did not fear to/ provoke a contrast, for, he knew and felt, that his instruc-/-tion was a direct imparting of the Infinite Intelligence; while/ the philosophic wisdom of the most enlightened people of/ his days, was but the offspring of unaided and fallacious/ reason. <text:s/>My Brethren! <text:s/>Upon the foregoing/ strictures, I rest my argument for the divinity/ of the Mosaic legislation; and I deem it unnecessary,/ when addressing an assembly of Israelites, to urge the/ point any further. <text:s/>Will my querist require that/ I shall offer internal evidences of the heavenly origin/ of the Pentateuch? <text:s/>I will refer him to an humble/</text:span></text:p>
      <text:p text:style-name="P3"><text:span text:style-name="T6"/></text:p>
      <text:p text:style-name="P3"><text:span text:style-name="T6">[Page 9]</text:span></text:p>
      <text:p text:style-name="P3"><text:span text:style-name="T6">production of mine, where they are discussed at length./ <text:s/>Twelve years ago, I delivered a discourse, which was sub-/-sequently published. <text:s/>In it, I produced, not all,/ but a few cogent proofs, touching the truth of revelation./ <text:s/>Since then, I have frequently descanted upon the same/ vitally important subject, but what I advanced on that occa-/-sion, </text:span><text:span text:style-name="T4">wll</text:span><text:span text:style-name="T6"> will suffice, I trust, to elicit from the heart/ of a Hebrew man, the confession of his blessed Creed [Hebrew]/ [Hebrew] "God hath given a true law to his/ people, by the </text:span><text:span text:style-name="T4">las</text:span><text:span text:style-name="T6"> hand of his prophet, who was faith-/-ful in his house". <text:s/>Nevertheless, in order/ not to dismiss, with the above brief remarks, a question/ submitted to me, probably with the design that I might/ enter fully into it, I will further elucidate it by expounding/ an idea, which the festival, we are about to celebrate, sug-/-gested to my mind. <text:s/>I would then observe: that/ in searching with a critical eye through the pages/ of the Pentateuch, we will often meet with expressions,/</text:span></text:p>
      <text:p text:style-name="P3"><text:span text:style-name="T6"/></text:p>
      <text:p text:style-name="P3"><text:span text:style-name="T6">[Page 10]</text:span></text:p>
      <text:p text:style-name="P3"><text:span text:style-name="T6">which bear testimony to its supernal origin. <text:s/>Thus/ by way of illustration we have been enjoined in </text:span><text:soft-page-break/><text:span text:style-name="T6">Holy/ Writ, to keep the Passover in the month of Abib,/ which literally means, at the season, when vegetation/ shoots forth; that is, at the Spring-time. <text:s/>But we/ learn also from the same source, that the commemo-/-rative unleavened bread must be eaten in the evening/ of the fourteenth of the first month of the year./ <text:s/>Now, my Brethren! history and a well-founded tra-/-dition show that the Hebrew year was lunar, and/ consequently fall eleven days shorter than the solar/ year. <text:s/>It thence follows very obviously, that unless/ this deficiency was provided for, Passover would in/ process of time have fallen in the winter or autumnal/ season, instead of the Spring. <text:s/>It became then impe-/-ratively necessary so to equalize the two varying/ years, that, to the end of time, Israel might solemnize/</text:span></text:p>
      <text:p text:style-name="P3"><text:span text:style-name="T6"/></text:p>
      <text:p text:style-name="P3"><text:span text:style-name="T6">[Page 11]</text:span></text:p>
      <text:p text:style-name="P3"><text:span text:style-name="T6">their deliverance from bondage, at the period in which/ it occurred. <text:s/>But, what human mind could accomplish/ an undertaking so insurmountably difficult? <text:s/>All/ their scientific efforts could not enable ancient/ astronomers to establish with unerring precision the/ calculation of the solar or lunar year. <text:s/>And they who are renowned/ among the greatest, only approached but did not reach/ the desired goal. <text:s/>Yet since the memorable time that/ "the law which Moses commanded, became the inheritance/ of the Congregation of Jacob" even to this, Passover has/ been everywhere observed in the month of Abib at the/ Spring-time--and in the evening of the fourteenth day/ of Nissan. <text:s/>Once only it was deferred by order of/ King Ezekiah, but though his action, was prompted/ by pure motives, it has been animadverted on by/ the Sages of the Mishn</text:span><text:span text:style-name="T8">á</text:span><text:span text:style-name="T9">, as unwarranted by Scrip-/-tural authority./</text:span></text:p>
      <text:p text:style-name="P3"><text:span text:style-name="T9"/></text:p>
      <text:p text:style-name="P3"><text:span text:style-name="T9">[Page 12]</text:span></text:p>
      <text:p text:style-name="P3"><text:span text:style-name="T9">Whence was then a knowledge so valuable but so/ profound drawn? <text:s/>Who imparted it to our preceptors/ of yore?....My Brethren! <text:s/>Ponder thereon, and/ you will firmly believe, as I do, that it was </text:span><text:span text:style-name="T5">originally</text:span><text:span text:style-name="T9"> derived/ </text:span><text:span text:style-name="T5">taught</text:span><text:span text:style-name="T9"> from the fountain of wisdom; that it was/ originally taught by him who had quaffed thereat./ <text:s/>The heavenly Spirit that directed the son of Amram/ to appoint the Convocations of the Lord in their proper seasons,/ communicated to him, what the compass and depth of/ all researches could not have attained. <text:s/>It disclosed/ to his prophetic vision the course of the two great luminaries/ in their orbits, and qualified him to adjust the lunar/ with the solar revolutions with such exactitude, as to prevent/ error in the celebration of the Passover to all futurity./ <text:s/>To this fact may the Rabbins have figuratively alluded,/ when they said [Hebrew], that <text:s/>Moses could/ not rightly understand how to reckon by the changes/</text:span></text:p>
      <text:p text:style-name="P3"><text:span text:style-name="T9"/></text:p>
      <text:p text:style-name="P3"><text:span text:style-name="T9">[Page 13]</text:span></text:p>
      <text:p text:style-name="P3"><text:span text:style-name="T9">of this moon until it was shown him by the finger of/ God; that is, until it was confided to him orally./ <text:s/>And as he received it, so he himself instructed in that sublime/ knowledge, as well as in the application of some of </text:span><text:span text:style-name="T5">its</text:span><text:span text:style-name="T9"> his precepts,/ the priests and levites--the custodians of the Law./ <text:s/>From thence, my friends! was formed that chain of tra-/-dition, which for upwards of thirty two centuries has/ remained unbroken and unsevered./</text:span></text:p>
      <text:p text:style-name="P3"><text:span text:style-name="T9">My beloved hearers! <text:s/>The Israelite that holds fast on </text:span><text:span text:style-name="T10">that</text:span><text:span text:style-name="T9">/ chain, is he that will save himself afloat, when torrents/ of lethean waters swell up all around him. <text:s/>Such a/ one will not cast off as valueless the vestment donned/ at Horeb, to rush headlong after the stream of a skeptic/ philosophy. <text:s/>He will not forget his religion and his/ God, while mentally absorbed in biblical researches./ <text:s/>But arguing from the innumerable lesson of practical/ goodness which he </text:span><text:span text:style-name="T10">can</text:span><text:span text:style-name="T9"> comprehend in Holy Writ,/</text:span></text:p>
      <text:p text:style-name="P3"><text:span text:style-name="T9"/></text:p>
      <text:p text:style-name="P3"><text:span text:style-name="T9">[Page 14]</text:span></text:p>
      <text:p text:style-name="P3"><text:span text:style-name="T9">to the questions he cannot satisfactorily solve therein,/ he will pray for divine light, and righteously live in/ his faith [Hebrew]. <text:s/>For that supernal irradiation,/ did the Shepherd-bard crave, when he exclaimed [Hebrew]/ "Make thy face to shine upon thy servant, and teach/ me thy statutes," and to obtain it, </text:span><text:span text:style-name="T10">we</text:span><text:span text:style-name="T9"> must</text:span><text:span text:style-name="T11">2</text:span><text:span text:style-name="T12"> also</text:span><text:span text:style-name="T11">1</text:span><text:span text:style-name="T12">, dear/ Brethren! humbly petition our heavenly Legislator./ <text:s/>Oh! may He illumine our </text:span><text:soft-page-break/><text:span text:style-name="T12">understanding, and strengthen/ our belief in the words of his inspired messenger, even/ in those of Moses of his servant. <text:s/>And may He/ shower down his blessing upon all his children who,/ obedient to his will, commemorate at this season their/ wondrous deliverance from Egyptian thraldom. <text:s/>May/ He open to them his fatherly hand, which satisfieth/ the desire of all living. <text:s/>May they be gladdened/ by the dew, which irrigates the earth, and by the/ grain that yields at its genial touch./</text:span></text:p>
      <text:p text:style-name="P3"><text:span text:style-name="T12"/></text:p>
      <text:p text:style-name="P3"><text:span text:style-name="T12">[Page 15]</text:span></text:p>
      <text:p text:style-name="P3"><text:span text:style-name="T12">May the exhilarating Spring breathe upon them/ vigorous health. <text:s/>May it bring peace to their mind,/ and national joy to their heart now and henceforth/ for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1:20:36.66</meta:creation-date>
    <meta:document-statistic meta:table-count="0" meta:image-count="0" meta:object-count="0" meta:page-count="6" meta:paragraph-count="96" meta:word-count="2512" meta:character-count="15388"/>
    <dc:date>2012-11-19T12:34:00.23</dc:date>
    <meta:editing-duration>PT9M12S</meta:editing-duration>
    <meta:editing-cycles>1</meta:editing-cycles>
    <meta:generator>OpenOffice.org/3.4.1$Win32 OpenOffice.org_project/341m1$Build-9593</meta:generator>
  </office:meta>
</office:document-meta>
</file>